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16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1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1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0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0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0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0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199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199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199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199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199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199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199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198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198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198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198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198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197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197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197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1976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206</text:p>
          </table:table-cell>
          <table:table-cell office:value-type="string" calcext:value-type="string">
            <text:p>TWDB:1201206</text:p>
          </table:table-cell>
          <table:table-cell office:value-type="string" calcext:value-type="string">
            <text:p>196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